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219cm" svg:y="0.26cm">
            <draw:object draw:notify-on-update-of-ranges="Sheet1.C1:Sheet1.C1 Sheet1.C2:Sheet1.C48 Sheet1.D1:Sheet1.D1 Sheet1.D2:Sheet1.D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3cm" svg:height="9.005cm" svg:x="18.272cm" svg:y="10.52cm">
            <draw:object draw:notify-on-update-of-ranges="Sheet1.C1:Sheet1.C1 Sheet1.C2:Sheet1.C48 Sheet1.E1:Sheet1.E1 Sheet1.E2:Sheet1.E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best[size[</text:p>
          </table:table-cell>
          <table:table-cell office:value-type="string" calcext:value-type="string">
            <text:p>ilość sekwencji</text:p>
          </table:table-cell>
          <table:table-cell office:value-type="string" calcext:value-type="string">
            <text:p>jakość</text:p>
          </table:table-cell>
          <table:table-cell office:value-type="string" calcext:value-type="string">
            <text:p>czas</text:p>
          </table:table-cell>
          <table:table-cell/>
        </table:table-row>
        <table:table-row table:style-name="ro1">
          <table:table-cell office:value-type="string" calcext:value-type="string">
            <text:p>data/35.200-8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30.8333333333333" calcext:value-type="float">
            <text:p>30,8333333333</text:p>
          </table:table-cell>
          <table:table-cell office:value-type="float" office:value="1.18848" calcext:value-type="float">
            <text:p>1,188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-80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60.8333333333333" calcext:value-type="float">
            <text:p>60,8333333333</text:p>
          </table:table-cell>
          <table:table-cell office:value-type="float" office:value="1.16364" calcext:value-type="float">
            <text:p>1,163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-4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38.125" calcext:value-type="float">
            <text:p>38,125</text:p>
          </table:table-cell>
          <table:table-cell office:value-type="float" office:value="1.376985" calcext:value-type="float">
            <text:p>1,376985</text:p>
          </table:table-cell>
          <table:table-cell/>
        </table:table-row>
        <table:table-row table:style-name="ro1">
          <table:table-cell office:value-type="string" calcext:value-type="string">
            <text:p>data/9.200-40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63.125" calcext:value-type="float">
            <text:p>63,125</text:p>
          </table:table-cell>
          <table:table-cell office:value-type="float" office:value="1.65027" calcext:value-type="float">
            <text:p>1,65027</text:p>
          </table:table-cell>
          <table:table-cell/>
        </table:table-row>
        <table:table-row table:style-name="ro1">
          <table:table-cell office:value-type="string" calcext:value-type="string">
            <text:p>data/35.200-40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73.75" calcext:value-type="float">
            <text:p>73,75</text:p>
          </table:table-cell>
          <table:table-cell office:value-type="float" office:value="1.288312" calcext:value-type="float">
            <text:p>1,288312</text:p>
          </table:table-cell>
          <table:table-cell/>
        </table:table-row>
        <table:table-row table:style-name="ro1">
          <table:table-cell office:value-type="string" calcext:value-type="string">
            <text:p>data/58.300-12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42.2222222222222" calcext:value-type="float">
            <text:p>42,2222222222</text:p>
          </table:table-cell>
          <table:table-cell office:value-type="float" office:value="4.294306" calcext:value-type="float">
            <text:p>4,294306</text:p>
          </table:table-cell>
          <table:table-cell/>
        </table:table-row>
        <table:table-row table:style-name="ro1">
          <table:table-cell office:value-type="string" calcext:value-type="string">
            <text:p>data/20.300-12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4.4444444444444" calcext:value-type="float">
            <text:p>44,4444444444</text:p>
          </table:table-cell>
          <table:table-cell office:value-type="float" office:value="3.050265" calcext:value-type="float">
            <text:p>3,050265</text:p>
          </table:table-cell>
          <table:table-cell/>
        </table:table-row>
        <table:table-row table:style-name="ro1">
          <table:table-cell office:value-type="string" calcext:value-type="string">
            <text:p>data/55.300-120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64.4444444444444" calcext:value-type="float">
            <text:p>64,4444444444</text:p>
          </table:table-cell>
          <table:table-cell office:value-type="float" office:value="3.985869" calcext:value-type="float">
            <text:p>3,985869</text:p>
          </table:table-cell>
          <table:table-cell/>
        </table:table-row>
        <table:table-row table:style-name="ro1">
          <table:table-cell office:value-type="string" calcext:value-type="string">
            <text:p>data/18.200+20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40.4545454545455" calcext:value-type="float">
            <text:p>40,4545454545</text:p>
          </table:table-cell>
          <table:table-cell office:value-type="float" office:value="1.027493" calcext:value-type="float">
            <text:p>1,027493</text:p>
          </table:table-cell>
          <table:table-cell/>
        </table:table-row>
        <table:table-row table:style-name="ro1">
          <table:table-cell office:value-type="string" calcext:value-type="string">
            <text:p>data/9.200+20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70.4545454545455" calcext:value-type="float">
            <text:p>70,4545454545</text:p>
          </table:table-cell>
          <table:table-cell office:value-type="float" office:value="1.073331" calcext:value-type="float">
            <text:p>1,073331</text:p>
          </table:table-cell>
          <table:table-cell/>
        </table:table-row>
        <table:table-row table:style-name="ro1">
          <table:table-cell office:value-type="string" calcext:value-type="string">
            <text:p>data/35.200+20</text:p>
          </table:table-cell>
          <table:table-cell office:value-type="float" office:value="172" calcext:value-type="float">
            <text:p>172</text:p>
          </table:table-cell>
          <table:table-cell office:value-type="float" office:value="220" calcext:value-type="float">
            <text:p>220</text:p>
          </table:table-cell>
          <table:table-cell office:value-type="float" office:value="78.1818181818182" calcext:value-type="float">
            <text:p>78,1818181818</text:p>
          </table:table-cell>
          <table:table-cell office:value-type="float" office:value="0.842286" calcext:value-type="float">
            <text:p>0,842286</text:p>
          </table:table-cell>
          <table:table-cell/>
        </table:table-row>
        <table:table-row table:style-name="ro1">
          <table:table-cell office:value-type="string" calcext:value-type="string">
            <text:p>data/68.400-160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23.3333333333333" calcext:value-type="float">
            <text:p>23,3333333333</text:p>
          </table:table-cell>
          <table:table-cell office:value-type="float" office:value="12.677199" calcext:value-type="float">
            <text:p>12,677199</text:p>
          </table:table-cell>
          <table:table-cell/>
        </table:table-row>
        <table:table-row table:style-name="ro1">
          <table:table-cell office:value-type="string" calcext:value-type="string">
            <text:p>data/62.400-160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office:value-type="float" office:value="37.0833333333333" calcext:value-type="float">
            <text:p>37,0833333333</text:p>
          </table:table-cell>
          <table:table-cell office:value-type="float" office:value="8.895566" calcext:value-type="float">
            <text:p>8,895566</text:p>
          </table:table-cell>
          <table:table-cell/>
        </table:table-row>
        <table:table-row table:style-name="ro1">
          <table:table-cell office:value-type="string" calcext:value-type="string">
            <text:p>data/58.300-60</text:p>
          </table:table-cell>
          <table:table-cell office:value-type="float" office:value="91" calcext:value-type="float">
            <text:p>91</text:p>
          </table:table-cell>
          <table:table-cell office:value-type="float" office:value="240" calcext:value-type="float">
            <text:p>240</text:p>
          </table:table-cell>
          <table:table-cell office:value-type="float" office:value="37.9166666666667" calcext:value-type="float">
            <text:p>37,9166666667</text:p>
          </table:table-cell>
          <table:table-cell office:value-type="float" office:value="6.030651" calcext:value-type="float">
            <text:p>6,030651</text:p>
          </table:table-cell>
          <table:table-cell/>
        </table:table-row>
        <table:table-row table:style-name="ro1">
          <table:table-cell office:value-type="string" calcext:value-type="string">
            <text:p>data/55.400-160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float" office:value="39.1666666666667" calcext:value-type="float">
            <text:p>39,1666666667</text:p>
          </table:table-cell>
          <table:table-cell office:value-type="float" office:value="9.870515" calcext:value-type="float">
            <text:p>9,870515</text:p>
          </table:table-cell>
          <table:table-cell/>
        </table:table-row>
        <table:table-row table:style-name="ro1">
          <table:table-cell office:value-type="string" calcext:value-type="string">
            <text:p>data/20.300-60</text:p>
          </table:table-cell>
          <table:table-cell office:value-type="float" office:value="129" calcext:value-type="float">
            <text:p>129</text:p>
          </table:table-cell>
          <table:table-cell office:value-type="float" office:value="240" calcext:value-type="float">
            <text:p>240</text:p>
          </table:table-cell>
          <table:table-cell office:value-type="float" office:value="53.75" calcext:value-type="float">
            <text:p>53,75</text:p>
          </table:table-cell>
          <table:table-cell office:value-type="float" office:value="4.703318" calcext:value-type="float">
            <text:p>4,703318</text:p>
          </table:table-cell>
          <table:table-cell/>
        </table:table-row>
        <table:table-row table:style-name="ro1">
          <table:table-cell office:value-type="string" calcext:value-type="string">
            <text:p>data/55.300-60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69.1666666666667" calcext:value-type="float">
            <text:p>69,1666666667</text:p>
          </table:table-cell>
          <table:table-cell office:value-type="float" office:value="5.147718" calcext:value-type="float">
            <text:p>5,147718</text:p>
          </table:table-cell>
          <table:table-cell/>
        </table:table-row>
        <table:table-row table:style-name="ro1">
          <table:table-cell office:value-type="string" calcext:value-type="string">
            <text:p>data/35.200+80</text:p>
          </table:table-cell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34.2857142857143" calcext:value-type="float">
            <text:p>34,2857142857</text:p>
          </table:table-cell>
          <table:table-cell office:value-type="float" office:value="5.364596" calcext:value-type="float">
            <text:p>5,364596</text:p>
          </table:table-cell>
          <table:table-cell/>
        </table:table-row>
        <table:table-row table:style-name="ro1">
          <table:table-cell office:value-type="string" calcext:value-type="string">
            <text:p>data/18.200+80</text:p>
          </table:table-cell>
          <table:table-cell office:value-type="float" office:value="109" calcext:value-type="float">
            <text:p>109</text:p>
          </table:table-cell>
          <table:table-cell office:value-type="float" office:value="280" calcext:value-type="float">
            <text:p>280</text:p>
          </table:table-cell>
          <table:table-cell office:value-type="float" office:value="38.9285714285714" calcext:value-type="float">
            <text:p>38,9285714286</text:p>
          </table:table-cell>
          <table:table-cell office:value-type="float" office:value="9.109753" calcext:value-type="float">
            <text:p>9,109753</text:p>
          </table:table-cell>
          <table:table-cell/>
        </table:table-row>
        <table:table-row table:style-name="ro1">
          <table:table-cell office:value-type="string" calcext:value-type="string">
            <text:p>data/10.500-200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28.119828" calcext:value-type="float">
            <text:p>28,119828</text:p>
          </table:table-cell>
          <table:table-cell/>
        </table:table-row>
        <table:table-row table:style-name="ro1">
          <table:table-cell office:value-type="string" calcext:value-type="string">
            <text:p>data/53.500-200</text:p>
          </table:table-cell>
          <table:table-cell office:value-type="float" office:value="106" calcext:value-type="float">
            <text:p>106</text:p>
          </table:table-cell>
          <table:table-cell office:value-type="float" office:value="300" calcext:value-type="float">
            <text:p>300</text:p>
          </table:table-cell>
          <table:table-cell office:value-type="float" office:value="35.3333333333333" calcext:value-type="float">
            <text:p>35,3333333333</text:p>
          </table:table-cell>
          <table:table-cell office:value-type="float" office:value="26.049754" calcext:value-type="float">
            <text:p>26,049754</text:p>
          </table:table-cell>
          <table:table-cell/>
        </table:table-row>
        <table:table-row table:style-name="ro1">
          <table:table-cell office:value-type="string" calcext:value-type="string">
            <text:p>data/25.500-200</text:p>
          </table:table-cell>
          <table:table-cell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17.484644" calcext:value-type="float">
            <text:p>17,484644</text:p>
          </table:table-cell>
          <table:table-cell/>
        </table:table-row>
        <table:table-row table:style-name="ro1">
          <table:table-cell office:value-type="string" calcext:value-type="string">
            <text:p>data/55.400-8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office:value-type="float" office:value="33.125" calcext:value-type="float">
            <text:p>33,125</text:p>
          </table:table-cell>
          <table:table-cell office:value-type="float" office:value="9.792399" calcext:value-type="float">
            <text:p>9,792399</text:p>
          </table:table-cell>
          <table:table-cell/>
        </table:table-row>
        <table:table-row table:style-name="ro1">
          <table:table-cell office:value-type="string" calcext:value-type="string">
            <text:p>data/62.400-80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15.722365" calcext:value-type="float">
            <text:p>15,722365</text:p>
          </table:table-cell>
          <table:table-cell/>
        </table:table-row>
        <table:table-row table:style-name="ro1">
          <table:table-cell office:value-type="string" calcext:value-type="string">
            <text:p>data/68.400-80</text:p>
          </table:table-cell>
          <table:table-cell office:value-type="float" office:value="138" calcext:value-type="float">
            <text:p>138</text:p>
          </table:table-cell>
          <table:table-cell office:value-type="float" office:value="320" calcext:value-type="float">
            <text:p>320</text:p>
          </table:table-cell>
          <table:table-cell office:value-type="float" office:value="43.125" calcext:value-type="float">
            <text:p>43,125</text:p>
          </table:table-cell>
          <table:table-cell office:value-type="float" office:value="13.727269" calcext:value-type="float">
            <text:p>13,727269</text:p>
          </table:table-cell>
          <table:table-cell/>
        </table:table-row>
        <table:table-row table:style-name="ro1">
          <table:table-cell office:value-type="string" calcext:value-type="string">
            <text:p>data/58.300+30</text:p>
          </table:table-cell>
          <table:table-cell office:value-type="float" office:value="213" calcext:value-type="float">
            <text:p>213</text:p>
          </table:table-cell>
          <table:table-cell office:value-type="float" office:value="330" calcext:value-type="float">
            <text:p>330</text:p>
          </table:table-cell>
          <table:table-cell office:value-type="float" office:value="64.5454545454546" calcext:value-type="float">
            <text:p>64,5454545455</text:p>
          </table:table-cell>
          <table:table-cell office:value-type="float" office:value="3.322956" calcext:value-type="float">
            <text:p>3,322956</text:p>
          </table:table-cell>
          <table:table-cell/>
        </table:table-row>
        <table:table-row table:style-name="ro1">
          <table:table-cell office:value-type="string" calcext:value-type="string">
            <text:p>data/55.300+30</text:p>
          </table:table-cell>
          <table:table-cell office:value-type="float" office:value="225" calcext:value-type="float">
            <text:p>225</text:p>
          </table:table-cell>
          <table:table-cell office:value-type="float" office:value="330" calcext:value-type="float">
            <text:p>330</text:p>
          </table:table-cell>
          <table:table-cell office:value-type="float" office:value="68.1818181818182" calcext:value-type="float">
            <text:p>68,1818181818</text:p>
          </table:table-cell>
          <table:table-cell office:value-type="float" office:value="4.266443" calcext:value-type="float">
            <text:p>4,266443</text:p>
          </table:table-cell>
          <table:table-cell/>
        </table:table-row>
        <table:table-row table:style-name="ro1">
          <table:table-cell office:value-type="string" calcext:value-type="string">
            <text:p>data/20.300+3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75.7575757575758" calcext:value-type="float">
            <text:p>75,7575757576</text:p>
          </table:table-cell>
          <table:table-cell office:value-type="float" office:value="4.064804" calcext:value-type="float">
            <text:p>4,064804</text:p>
          </table:table-cell>
          <table:table-cell/>
        </table:table-row>
        <table:table-row table:style-name="ro1">
          <table:table-cell office:value-type="string" calcext:value-type="string">
            <text:p>data/25.500-100</text:p>
          </table:table-cell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 office:value-type="float" office:value="27.892147" calcext:value-type="float">
            <text:p>27,892147</text:p>
          </table:table-cell>
          <table:table-cell/>
        </table:table-row>
        <table:table-row table:style-name="ro1">
          <table:table-cell office:value-type="string" calcext:value-type="string">
            <text:p>data/10.500-100</text:p>
          </table:table-cell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 office:value-type="float" office:value="27.694956" calcext:value-type="float">
            <text:p>27,694956</text:p>
          </table:table-cell>
          <table:table-cell/>
        </table:table-row>
        <table:table-row table:style-name="ro1">
          <table:table-cell office:value-type="string" calcext:value-type="string">
            <text:p>data/20.300+120</text:p>
          </table:table-cell>
          <table:table-cell office:value-type="float" office:value="209" calcext:value-type="float">
            <text:p>209</text:p>
          </table:table-cell>
          <table:table-cell office:value-type="float" office:value="420" calcext:value-type="float">
            <text:p>420</text:p>
          </table:table-cell>
          <table:table-cell office:value-type="float" office:value="49.7619047619048" calcext:value-type="float">
            <text:p>49,7619047619</text:p>
          </table:table-cell>
          <table:table-cell office:value-type="float" office:value="39.884822" calcext:value-type="float">
            <text:p>39,884822</text:p>
          </table:table-cell>
          <table:table-cell/>
        </table:table-row>
        <table:table-row table:style-name="ro1">
          <table:table-cell office:value-type="string" calcext:value-type="string">
            <text:p>data/58.300+120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64.2857142857143" calcext:value-type="float">
            <text:p>64,2857142857</text:p>
          </table:table-cell>
          <table:table-cell office:value-type="float" office:value="34.696534" calcext:value-type="float">
            <text:p>34,696534</text:p>
          </table:table-cell>
          <table:table-cell/>
        </table:table-row>
        <table:table-row table:style-name="ro1">
          <table:table-cell office:value-type="string" calcext:value-type="string">
            <text:p>data/55.300+120</text:p>
          </table:table-cell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office:value-type="float" office:value="68.0952380952381" calcext:value-type="float">
            <text:p>68,0952380952</text:p>
          </table:table-cell>
          <table:table-cell office:value-type="float" office:value="35.611725" calcext:value-type="float">
            <text:p>35,611725</text:p>
          </table:table-cell>
          <table:table-cell/>
        </table:table-row>
        <table:table-row table:style-name="ro1">
          <table:table-cell office:value-type="string" calcext:value-type="string">
            <text:p>data/62.400+40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34.0909090909091" calcext:value-type="float">
            <text:p>34,0909090909</text:p>
          </table:table-cell>
          <table:table-cell office:value-type="float" office:value="9.91926" calcext:value-type="float">
            <text:p>9,91926</text:p>
          </table:table-cell>
          <table:table-cell/>
        </table:table-row>
        <table:table-row table:style-name="ro1">
          <table:table-cell office:value-type="string" calcext:value-type="string">
            <text:p>data/55.400+40</text:p>
          </table:table-cell>
          <table:table-cell office:value-type="float" office:value="260" calcext:value-type="float">
            <text:p>260</text:p>
          </table:table-cell>
          <table:table-cell office:value-type="float" office:value="440" calcext:value-type="float">
            <text:p>440</text:p>
          </table:table-cell>
          <table:table-cell office:value-type="float" office:value="59.0909090909091" calcext:value-type="float">
            <text:p>59,0909090909</text:p>
          </table:table-cell>
          <table:table-cell office:value-type="float" office:value="10.107508" calcext:value-type="float">
            <text:p>10,107508</text:p>
          </table:table-cell>
          <table:table-cell/>
        </table:table-row>
        <table:table-row table:style-name="ro1">
          <table:table-cell office:value-type="string" calcext:value-type="string">
            <text:p>data/28.500-18</text:p>
          </table:table-cell>
          <table:table-cell office:value-type="float" office:value="119" calcext:value-type="float">
            <text:p>119</text:p>
          </table:table-cell>
          <table:table-cell office:value-type="float" office:value="482" calcext:value-type="float">
            <text:p>482</text:p>
          </table:table-cell>
          <table:table-cell office:value-type="float" office:value="24.6887966804979" calcext:value-type="float">
            <text:p>24,6887966805</text:p>
          </table:table-cell>
          <table:table-cell office:value-type="float" office:value="1.876703" calcext:value-type="float">
            <text:p>1,876703</text:p>
          </table:table-cell>
          <table:table-cell/>
        </table:table-row>
        <table:table-row table:style-name="ro1">
          <table:table-cell office:value-type="string" calcext:value-type="string">
            <text:p>data/144.500-12</text:p>
          </table:table-cell>
          <table:table-cell office:value-type="float" office:value="183" calcext:value-type="float">
            <text:p>183</text:p>
          </table:table-cell>
          <table:table-cell office:value-type="float" office:value="488" calcext:value-type="float">
            <text:p>488</text:p>
          </table:table-cell>
          <table:table-cell office:value-type="float" office:value="37.5" calcext:value-type="float">
            <text:p>37,5</text:p>
          </table:table-cell>
          <table:table-cell office:value-type="float" office:value="1.552156" calcext:value-type="float">
            <text:p>1,552156</text:p>
          </table:table-cell>
          <table:table-cell/>
        </table:table-row>
        <table:table-row table:style-name="ro1">
          <table:table-cell office:value-type="string" calcext:value-type="string">
            <text:p>data/113.500-8</text:p>
          </table:table-cell>
          <table:table-cell office:value-type="float" office:value="306" calcext:value-type="float">
            <text:p>306</text:p>
          </table:table-cell>
          <table:table-cell office:value-type="float" office:value="492" calcext:value-type="float">
            <text:p>492</text:p>
          </table:table-cell>
          <table:table-cell office:value-type="float" office:value="62.1951219512195" calcext:value-type="float">
            <text:p>62,1951219512</text:p>
          </table:table-cell>
          <table:table-cell office:value-type="float" office:value="1.715254" calcext:value-type="float">
            <text:p>1,715254</text:p>
          </table:table-cell>
          <table:table-cell/>
        </table:table-row>
        <table:table-row table:style-name="ro1">
          <table:table-cell office:value-type="string" calcext:value-type="string">
            <text:p>data/59.500-2</text:p>
          </table:table-cell>
          <table:table-cell office:value-type="float" office:value="49" calcext:value-type="float">
            <text:p>49</text:p>
          </table:table-cell>
          <table:table-cell office:value-type="float" office:value="498" calcext:value-type="float">
            <text:p>498</text:p>
          </table:table-cell>
          <table:table-cell office:value-type="float" office:value="9.83935742971888" calcext:value-type="float">
            <text:p>9,8393574297</text:p>
          </table:table-cell>
          <table:table-cell office:value-type="float" office:value="1.289307" calcext:value-type="float">
            <text:p>1,289307</text:p>
          </table:table-cell>
          <table:table-cell/>
        </table:table-row>
        <table:table-row table:style-name="ro1">
          <table:table-cell office:value-type="string" calcext:value-type="string">
            <text:p>data/25.500+50</text:p>
          </table:table-cell>
          <table:table-cell office:value-type="float" office:value="247" calcext:value-type="float">
            <text:p>247</text:p>
          </table:table-cell>
          <table:table-cell office:value-type="float" office:value="550" calcext:value-type="float">
            <text:p>550</text:p>
          </table:table-cell>
          <table:table-cell office:value-type="float" office:value="44.9090909090909" calcext:value-type="float">
            <text:p>44,9090909091</text:p>
          </table:table-cell>
          <table:table-cell office:value-type="float" office:value="17.348235" calcext:value-type="float">
            <text:p>17,348235</text:p>
          </table:table-cell>
          <table:table-cell/>
        </table:table-row>
        <table:table-row table:style-name="ro1">
          <table:table-cell office:value-type="string" calcext:value-type="string">
            <text:p>data/10.500+50</text:p>
          </table:table-cell>
          <table:table-cell office:value-type="float" office:value="336" calcext:value-type="float">
            <text:p>336</text:p>
          </table:table-cell>
          <table:table-cell office:value-type="float" office:value="550" calcext:value-type="float">
            <text:p>550</text:p>
          </table:table-cell>
          <table:table-cell office:value-type="float" office:value="61.0909090909091" calcext:value-type="float">
            <text:p>61,0909090909</text:p>
          </table:table-cell>
          <table:table-cell office:value-type="float" office:value="21.9654" calcext:value-type="float">
            <text:p>21,9654</text:p>
          </table:table-cell>
          <table:table-cell/>
        </table:table-row>
        <table:table-row table:style-name="ro1">
          <table:table-cell office:value-type="string" calcext:value-type="string">
            <text:p>data/62.400+160</text:p>
          </table:table-cell>
          <table:table-cell office:value-type="float" office:value="212" calcext:value-type="float">
            <text:p>212</text:p>
          </table:table-cell>
          <table:table-cell office:value-type="float" office:value="560" calcext:value-type="float">
            <text:p>560</text:p>
          </table:table-cell>
          <table:table-cell office:value-type="float" office:value="37.8571428571429" calcext:value-type="float">
            <text:p>37,8571428571</text:p>
          </table:table-cell>
          <table:table-cell office:value-type="float" office:value="85.429837" calcext:value-type="float">
            <text:p>85,429837</text:p>
          </table:table-cell>
          <table:table-cell/>
        </table:table-row>
        <table:table-row table:style-name="ro1">
          <table:table-cell office:value-type="string" calcext:value-type="string">
            <text:p>data/55.400+160</text:p>
          </table:table-cell>
          <table:table-cell office:value-type="float" office:value="219" calcext:value-type="float">
            <text:p>219</text:p>
          </table:table-cell>
          <table:table-cell office:value-type="float" office:value="560" calcext:value-type="float">
            <text:p>560</text:p>
          </table:table-cell>
          <table:table-cell office:value-type="float" office:value="39.1071428571429" calcext:value-type="float">
            <text:p>39,1071428571</text:p>
          </table:table-cell>
          <table:table-cell office:value-type="float" office:value="96.553091" calcext:value-type="float">
            <text:p>96,553091</text:p>
          </table:table-cell>
          <table:table-cell/>
        </table:table-row>
        <table:table-row table:style-name="ro1">
          <table:table-cell office:value-type="string" calcext:value-type="string">
            <text:p>data/68.400+160</text:p>
          </table:table-cell>
          <table:table-cell office:value-type="float" office:value="293" calcext:value-type="float">
            <text:p>293</text:p>
          </table:table-cell>
          <table:table-cell office:value-type="float" office:value="560" calcext:value-type="float">
            <text:p>560</text:p>
          </table:table-cell>
          <table:table-cell office:value-type="float" office:value="52.3214285714286" calcext:value-type="float">
            <text:p>52,3214285714</text:p>
          </table:table-cell>
          <table:table-cell office:value-type="float" office:value="111.592085" calcext:value-type="float">
            <text:p>111,592085</text:p>
          </table:table-cell>
          <table:table-cell/>
        </table:table-row>
        <table:table-row table:style-name="ro1">
          <table:table-cell office:value-type="string" calcext:value-type="string">
            <text:p>data/53.500+200</text:p>
          </table:table-cell>
          <table:table-cell office:value-type="float" office:value="261" calcext:value-type="float">
            <text:p>261</text:p>
          </table:table-cell>
          <table:table-cell office:value-type="float" office:value="700" calcext:value-type="float">
            <text:p>700</text:p>
          </table:table-cell>
          <table:table-cell office:value-type="float" office:value="37.2857142857143" calcext:value-type="float">
            <text:p>37,2857142857</text:p>
          </table:table-cell>
          <table:table-cell office:value-type="float" office:value="236.384269" calcext:value-type="float">
            <text:p>236,384269</text:p>
          </table:table-cell>
          <table:table-cell/>
        </table:table-row>
        <table:table-row table:style-name="ro1">
          <table:table-cell office:value-type="string" calcext:value-type="string">
            <text:p>data/10.500+200</text:p>
          </table:table-cell>
          <table:table-cell office:value-type="float" office:value="374" calcext:value-type="float">
            <text:p>374</text:p>
          </table:table-cell>
          <table:table-cell office:value-type="float" office:value="700" calcext:value-type="float">
            <text:p>700</text:p>
          </table:table-cell>
          <table:table-cell office:value-type="float" office:value="53.4285714285714" calcext:value-type="float">
            <text:p>53,4285714286</text:p>
          </table:table-cell>
          <table:table-cell office:value-type="float" office:value="234.555927" calcext:value-type="float">
            <text:p>234,555927</text:p>
          </table:table-cell>
          <table:table-cell/>
        </table:table-row>
        <table:table-row table:style-name="ro1">
          <table:table-cell office:value-type="string" calcext:value-type="string">
            <text:p>data/25.500+200</text:p>
          </table:table-cell>
          <table:table-cell office:value-type="float" office:value="404" calcext:value-type="float">
            <text:p>404</text:p>
          </table:table-cell>
          <table:table-cell office:value-type="float" office:value="700" calcext:value-type="float">
            <text:p>700</text:p>
          </table:table-cell>
          <table:table-cell office:value-type="float" office:value="57.7142857142857" calcext:value-type="float">
            <text:p>57,7142857143</text:p>
          </table:table-cell>
          <table:table-cell office:value-type="float" office:value="256.157178" calcext:value-type="float">
            <text:p>256,157178</text:p>
          </table:table-cell>
          <table:table-cell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float" office:value="30.8333333333333" calcext:value-type="float">
            <text:p>30,8333333333</text:p>
          </table:table-cell>
          <table:table-cell office:value-type="float" office:value="1.18848" calcext:value-type="float">
            <text:p>1,18848</text:p>
          </table:table-cell>
        </table:table-row>
        <table:table-row table:style-name="ro1">
          <table:table-cell office:value-type="float" office:value="60.8333333333333" calcext:value-type="float">
            <text:p>60,8333333333</text:p>
          </table:table-cell>
          <table:table-cell office:value-type="float" office:value="1.16364" calcext:value-type="float">
            <text:p>1,16364</text:p>
          </table:table-cell>
        </table:table-row>
        <table:table-row table:style-name="ro1">
          <table:table-cell office:value-type="float" office:value="63.125" calcext:value-type="float">
            <text:p>63,125</text:p>
          </table:table-cell>
          <table:table-cell office:value-type="float" office:value="1.65027" calcext:value-type="float">
            <text:p>1,65027</text:p>
          </table:table-cell>
        </table:table-row>
        <table:table-row table:style-name="ro1">
          <table:table-cell office:value-type="float" office:value="38.125" calcext:value-type="float">
            <text:p>38,125</text:p>
          </table:table-cell>
          <table:table-cell office:value-type="float" office:value="1.376985" calcext:value-type="float">
            <text:p>1,376985</text:p>
          </table:table-cell>
        </table:table-row>
        <table:table-row table:style-name="ro1">
          <table:table-cell office:value-type="float" office:value="73.75" calcext:value-type="float">
            <text:p>73,75</text:p>
          </table:table-cell>
          <table:table-cell office:value-type="float" office:value="1.288312" calcext:value-type="float">
            <text:p>1,288312</text:p>
          </table:table-cell>
        </table:table-row>
        <table:table-row table:style-name="ro1">
          <table:table-cell office:value-type="float" office:value="64.4444444444444" calcext:value-type="float">
            <text:p>64,4444444444</text:p>
          </table:table-cell>
          <table:table-cell office:value-type="float" office:value="3.985869" calcext:value-type="float">
            <text:p>3,985869</text:p>
          </table:table-cell>
        </table:table-row>
        <table:table-row table:style-name="ro1">
          <table:table-cell office:value-type="float" office:value="42.2222222222222" calcext:value-type="float">
            <text:p>42,2222222222</text:p>
          </table:table-cell>
          <table:table-cell office:value-type="float" office:value="4.294306" calcext:value-type="float">
            <text:p>4,294306</text:p>
          </table:table-cell>
        </table:table-row>
        <table:table-row table:style-name="ro1">
          <table:table-cell office:value-type="float" office:value="44.4444444444444" calcext:value-type="float">
            <text:p>44,4444444444</text:p>
          </table:table-cell>
          <table:table-cell office:value-type="float" office:value="3.050265" calcext:value-type="float">
            <text:p>3,050265</text:p>
          </table:table-cell>
        </table:table-row>
        <table:table-row table:style-name="ro1">
          <table:table-cell office:value-type="float" office:value="70.4545454545455" calcext:value-type="float">
            <text:p>70,4545454545</text:p>
          </table:table-cell>
          <table:table-cell office:value-type="float" office:value="1.073331" calcext:value-type="float">
            <text:p>1,073331</text:p>
          </table:table-cell>
        </table:table-row>
        <table:table-row table:style-name="ro1">
          <table:table-cell office:value-type="float" office:value="40.4545454545455" calcext:value-type="float">
            <text:p>40,4545454545</text:p>
          </table:table-cell>
          <table:table-cell office:value-type="float" office:value="1.027493" calcext:value-type="float">
            <text:p>1,027493</text:p>
          </table:table-cell>
        </table:table-row>
        <table:table-row table:style-name="ro1">
          <table:table-cell office:value-type="float" office:value="78.1818181818182" calcext:value-type="float">
            <text:p>78,1818181818</text:p>
          </table:table-cell>
          <table:table-cell office:value-type="float" office:value="0.842286" calcext:value-type="float">
            <text:p>0,842286</text:p>
          </table:table-cell>
        </table:table-row>
        <table:table-row table:style-name="ro1">
          <table:table-cell office:value-type="float" office:value="69.1666666666667" calcext:value-type="float">
            <text:p>69,1666666667</text:p>
          </table:table-cell>
          <table:table-cell office:value-type="float" office:value="5.147718" calcext:value-type="float">
            <text:p>5,147718</text:p>
          </table:table-cell>
        </table:table-row>
        <table:table-row table:style-name="ro1">
          <table:table-cell office:value-type="float" office:value="37.9166666666667" calcext:value-type="float">
            <text:p>37,9166666667</text:p>
          </table:table-cell>
          <table:table-cell office:value-type="float" office:value="6.030651" calcext:value-type="float">
            <text:p>6,030651</text:p>
          </table:table-cell>
        </table:table-row>
        <table:table-row table:style-name="ro1">
          <table:table-cell office:value-type="float" office:value="23.3333333333333" calcext:value-type="float">
            <text:p>23,3333333333</text:p>
          </table:table-cell>
          <table:table-cell office:value-type="float" office:value="12.677199" calcext:value-type="float">
            <text:p>12,677199</text:p>
          </table:table-cell>
        </table:table-row>
        <table:table-row table:style-name="ro1">
          <table:table-cell office:value-type="float" office:value="39.1666666666667" calcext:value-type="float">
            <text:p>39,1666666667</text:p>
          </table:table-cell>
          <table:table-cell office:value-type="float" office:value="9.870515" calcext:value-type="float">
            <text:p>9,870515</text:p>
          </table:table-cell>
        </table:table-row>
        <table:table-row table:style-name="ro1">
          <table:table-cell office:value-type="float" office:value="37.0833333333333" calcext:value-type="float">
            <text:p>37,0833333333</text:p>
          </table:table-cell>
          <table:table-cell office:value-type="float" office:value="8.895566" calcext:value-type="float">
            <text:p>8,895566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4.703318" calcext:value-type="float">
            <text:p>4,703318</text:p>
          </table:table-cell>
        </table:table-row>
        <table:table-row table:style-name="ro1">
          <table:table-cell office:value-type="float" office:value="34.2857142857143" calcext:value-type="float">
            <text:p>34,2857142857</text:p>
          </table:table-cell>
          <table:table-cell office:value-type="float" office:value="5.364596" calcext:value-type="float">
            <text:p>5,364596</text:p>
          </table:table-cell>
        </table:table-row>
        <table:table-row table:style-name="ro1">
          <table:table-cell office:value-type="float" office:value="38.9285714285714" calcext:value-type="float">
            <text:p>38,9285714286</text:p>
          </table:table-cell>
          <table:table-cell office:value-type="float" office:value="9.109753" calcext:value-type="float">
            <text:p>9,1097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.119828" calcext:value-type="float">
            <text:p>28,119828</text:p>
          </table:table-cell>
        </table:table-row>
        <table:table-row table:style-name="ro1">
          <table:table-cell office:value-type="float" office:value="35.3333333333333" calcext:value-type="float">
            <text:p>35,3333333333</text:p>
          </table:table-cell>
          <table:table-cell office:value-type="float" office:value="26.049754" calcext:value-type="float">
            <text:p>26,0497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484644" calcext:value-type="float">
            <text:p>17,4846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722365" calcext:value-type="float">
            <text:p>15,722365</text:p>
          </table:table-cell>
        </table:table-row>
        <table:table-row table:style-name="ro1">
          <table:table-cell office:value-type="float" office:value="33.125" calcext:value-type="float">
            <text:p>33,125</text:p>
          </table:table-cell>
          <table:table-cell office:value-type="float" office:value="9.792399" calcext:value-type="float">
            <text:p>9,792399</text:p>
          </table:table-cell>
        </table:table-row>
        <table:table-row table:style-name="ro1">
          <table:table-cell office:value-type="float" office:value="43.125" calcext:value-type="float">
            <text:p>43,125</text:p>
          </table:table-cell>
          <table:table-cell office:value-type="float" office:value="13.727269" calcext:value-type="float">
            <text:p>13,727269</text:p>
          </table:table-cell>
        </table:table-row>
        <table:table-row table:style-name="ro1">
          <table:table-cell office:value-type="float" office:value="75.7575757575758" calcext:value-type="float">
            <text:p>75,7575757576</text:p>
          </table:table-cell>
          <table:table-cell office:value-type="float" office:value="4.064804" calcext:value-type="float">
            <text:p>4,064804</text:p>
          </table:table-cell>
        </table:table-row>
        <table:table-row table:style-name="ro1">
          <table:table-cell office:value-type="float" office:value="68.1818181818182" calcext:value-type="float">
            <text:p>68,1818181818</text:p>
          </table:table-cell>
          <table:table-cell office:value-type="float" office:value="4.266443" calcext:value-type="float">
            <text:p>4,266443</text:p>
          </table:table-cell>
        </table:table-row>
        <table:table-row table:style-name="ro1">
          <table:table-cell office:value-type="float" office:value="64.5454545454546" calcext:value-type="float">
            <text:p>64,5454545455</text:p>
          </table:table-cell>
          <table:table-cell office:value-type="float" office:value="3.322956" calcext:value-type="float">
            <text:p>3,3229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892147" calcext:value-type="float">
            <text:p>27,8921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694956" calcext:value-type="float">
            <text:p>27,694956</text:p>
          </table:table-cell>
        </table:table-row>
        <table:table-row table:style-name="ro1">
          <table:table-cell office:value-type="float" office:value="49.7619047619048" calcext:value-type="float">
            <text:p>49,7619047619</text:p>
          </table:table-cell>
          <table:table-cell office:value-type="float" office:value="39.884822" calcext:value-type="float">
            <text:p>39,884822</text:p>
          </table:table-cell>
        </table:table-row>
        <table:table-row table:style-name="ro1">
          <table:table-cell office:value-type="float" office:value="64.2857142857143" calcext:value-type="float">
            <text:p>64,2857142857</text:p>
          </table:table-cell>
          <table:table-cell office:value-type="float" office:value="34.696534" calcext:value-type="float">
            <text:p>34,696534</text:p>
          </table:table-cell>
        </table:table-row>
        <table:table-row table:style-name="ro1">
          <table:table-cell office:value-type="float" office:value="68.0952380952381" calcext:value-type="float">
            <text:p>68,0952380952</text:p>
          </table:table-cell>
          <table:table-cell office:value-type="float" office:value="35.611725" calcext:value-type="float">
            <text:p>35,611725</text:p>
          </table:table-cell>
        </table:table-row>
        <table:table-row table:style-name="ro1">
          <table:table-cell office:value-type="float" office:value="34.0909090909091" calcext:value-type="float">
            <text:p>34,0909090909</text:p>
          </table:table-cell>
          <table:table-cell office:value-type="float" office:value="9.91926" calcext:value-type="float">
            <text:p>9,91926</text:p>
          </table:table-cell>
        </table:table-row>
        <table:table-row table:style-name="ro1">
          <table:table-cell office:value-type="float" office:value="59.0909090909091" calcext:value-type="float">
            <text:p>59,0909090909</text:p>
          </table:table-cell>
          <table:table-cell office:value-type="float" office:value="10.107508" calcext:value-type="float">
            <text:p>10,107508</text:p>
          </table:table-cell>
        </table:table-row>
        <table:table-row table:style-name="ro1">
          <table:table-cell office:value-type="float" office:value="24.6887966804979" calcext:value-type="float">
            <text:p>24,6887966805</text:p>
          </table:table-cell>
          <table:table-cell office:value-type="float" office:value="1.876703" calcext:value-type="float">
            <text:p>1,876703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1.552156" calcext:value-type="float">
            <text:p>1,552156</text:p>
          </table:table-cell>
        </table:table-row>
        <table:table-row table:style-name="ro1">
          <table:table-cell office:value-type="float" office:value="62.1951219512195" calcext:value-type="float">
            <text:p>62,1951219512</text:p>
          </table:table-cell>
          <table:table-cell office:value-type="float" office:value="1.715254" calcext:value-type="float">
            <text:p>1,715254</text:p>
          </table:table-cell>
        </table:table-row>
        <table:table-row table:style-name="ro1">
          <table:table-cell office:value-type="float" office:value="9.83935742971888" calcext:value-type="float">
            <text:p>9,8393574297</text:p>
          </table:table-cell>
          <table:table-cell office:value-type="float" office:value="1.289307" calcext:value-type="float">
            <text:p>1,289307</text:p>
          </table:table-cell>
        </table:table-row>
        <table:table-row table:style-name="ro1">
          <table:table-cell office:value-type="float" office:value="61.0909090909091" calcext:value-type="float">
            <text:p>61,0909090909</text:p>
          </table:table-cell>
          <table:table-cell office:value-type="float" office:value="21.9654" calcext:value-type="float">
            <text:p>21,9654</text:p>
          </table:table-cell>
        </table:table-row>
        <table:table-row table:style-name="ro1">
          <table:table-cell office:value-type="float" office:value="44.9090909090909" calcext:value-type="float">
            <text:p>44,9090909091</text:p>
          </table:table-cell>
          <table:table-cell office:value-type="float" office:value="17.348235" calcext:value-type="float">
            <text:p>17,348235</text:p>
          </table:table-cell>
        </table:table-row>
        <table:table-row table:style-name="ro1">
          <table:table-cell office:value-type="float" office:value="39.1071428571429" calcext:value-type="float">
            <text:p>39,1071428571</text:p>
          </table:table-cell>
          <table:table-cell office:value-type="float" office:value="96.553091" calcext:value-type="float">
            <text:p>96,553091</text:p>
          </table:table-cell>
        </table:table-row>
        <table:table-row table:style-name="ro1">
          <table:table-cell office:value-type="float" office:value="52.3214285714286" calcext:value-type="float">
            <text:p>52,3214285714</text:p>
          </table:table-cell>
          <table:table-cell office:value-type="float" office:value="111.592085" calcext:value-type="float">
            <text:p>111,592085</text:p>
          </table:table-cell>
        </table:table-row>
        <table:table-row table:style-name="ro1">
          <table:table-cell office:value-type="float" office:value="37.8571428571429" calcext:value-type="float">
            <text:p>37,8571428571</text:p>
          </table:table-cell>
          <table:table-cell office:value-type="float" office:value="85.429837" calcext:value-type="float">
            <text:p>85,429837</text:p>
          </table:table-cell>
        </table:table-row>
        <table:table-row table:style-name="ro1">
          <table:table-cell office:value-type="float" office:value="57.7142857142857" calcext:value-type="float">
            <text:p>57,7142857143</text:p>
          </table:table-cell>
          <table:table-cell office:value-type="float" office:value="256.157178" calcext:value-type="float">
            <text:p>256,157178</text:p>
          </table:table-cell>
        </table:table-row>
        <table:table-row table:style-name="ro1">
          <table:table-cell office:value-type="float" office:value="37.2857142857143" calcext:value-type="float">
            <text:p>37,2857142857</text:p>
          </table:table-cell>
          <table:table-cell office:value-type="float" office:value="236.384269" calcext:value-type="float">
            <text:p>236,384269</text:p>
          </table:table-cell>
        </table:table-row>
        <table:table-row table:style-name="ro1">
          <table:table-cell office:value-type="float" office:value="53.4285714285714" calcext:value-type="float">
            <text:p>53,4285714286</text:p>
          </table:table-cell>
          <table:table-cell office:value-type="float" office:value="234.555927" calcext:value-type="float">
            <text:p>234,555927</text:p>
          </table:table-cell>
        </table:table-row>
      </table:table>
      <table:table table:name="Sheet3" table:style-name="ta1">
        <table:shapes>
          <draw:frame draw:z-index="0" draw:style-name="gr1" draw:text-style-name="P1" svg:width="15.999cm" svg:height="8.999cm" svg:x="14.339cm" svg:y="0.1cm">
            <draw:object draw:notify-on-update-of-ranges="Sheet3.E1:Sheet3.E1 Sheet3.F2:Sheet3.F22 Sheet3.F1:Sheet3.F1 Sheet3.E2:Sheet3.E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best[size[</text:p>
          </table:table-cell>
          <table:table-cell office:value-type="string" calcext:value-type="string">
            <text:p>ilość sekwencji</text:p>
          </table:table-cell>
          <table:table-cell office:value-type="string" calcext:value-type="string">
            <text:p>jakość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łędów</text:p>
          </table:table-cell>
        </table:table-row>
        <table:table-row table:style-name="ro1">
          <table:table-cell office:value-type="string" calcext:value-type="string">
            <text:p>data/18.200+20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40.4545454545455" calcext:value-type="float">
            <text:p>40,4545454545</text:p>
          </table:table-cell>
          <table:table-cell office:value-type="float" office:value="1.027493" calcext:value-type="float">
            <text:p>1,0274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9.200+20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70.4545454545455" calcext:value-type="float">
            <text:p>70,4545454545</text:p>
          </table:table-cell>
          <table:table-cell office:value-type="float" office:value="1.073331" calcext:value-type="float">
            <text:p>1,0733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35.200+20</text:p>
          </table:table-cell>
          <table:table-cell office:value-type="float" office:value="172" calcext:value-type="float">
            <text:p>172</text:p>
          </table:table-cell>
          <table:table-cell office:value-type="float" office:value="220" calcext:value-type="float">
            <text:p>220</text:p>
          </table:table-cell>
          <table:table-cell office:value-type="float" office:value="78.1818181818182" calcext:value-type="float">
            <text:p>78,1818181818</text:p>
          </table:table-cell>
          <table:table-cell office:value-type="float" office:value="0.842286" calcext:value-type="float">
            <text:p>0,8422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58.300+30</text:p>
          </table:table-cell>
          <table:table-cell office:value-type="float" office:value="213" calcext:value-type="float">
            <text:p>213</text:p>
          </table:table-cell>
          <table:table-cell office:value-type="float" office:value="330" calcext:value-type="float">
            <text:p>330</text:p>
          </table:table-cell>
          <table:table-cell office:value-type="float" office:value="64.5454545454546" calcext:value-type="float">
            <text:p>64,5454545455</text:p>
          </table:table-cell>
          <table:table-cell office:value-type="float" office:value="3.322956" calcext:value-type="float">
            <text:p>3,322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55.300+30</text:p>
          </table:table-cell>
          <table:table-cell office:value-type="float" office:value="225" calcext:value-type="float">
            <text:p>225</text:p>
          </table:table-cell>
          <table:table-cell office:value-type="float" office:value="330" calcext:value-type="float">
            <text:p>330</text:p>
          </table:table-cell>
          <table:table-cell office:value-type="float" office:value="68.1818181818182" calcext:value-type="float">
            <text:p>68,1818181818</text:p>
          </table:table-cell>
          <table:table-cell office:value-type="float" office:value="4.266443" calcext:value-type="float">
            <text:p>4,2664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20.300+3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75.7575757575758" calcext:value-type="float">
            <text:p>75,7575757576</text:p>
          </table:table-cell>
          <table:table-cell office:value-type="float" office:value="4.064804" calcext:value-type="float">
            <text:p>4,0648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62.400+40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34.0909090909091" calcext:value-type="float">
            <text:p>34,0909090909</text:p>
          </table:table-cell>
          <table:table-cell office:value-type="float" office:value="9.91926" calcext:value-type="float">
            <text:p>9,919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55.400+40</text:p>
          </table:table-cell>
          <table:table-cell office:value-type="float" office:value="260" calcext:value-type="float">
            <text:p>260</text:p>
          </table:table-cell>
          <table:table-cell office:value-type="float" office:value="440" calcext:value-type="float">
            <text:p>440</text:p>
          </table:table-cell>
          <table:table-cell office:value-type="float" office:value="59.0909090909091" calcext:value-type="float">
            <text:p>59,0909090909</text:p>
          </table:table-cell>
          <table:table-cell office:value-type="float" office:value="10.107508" calcext:value-type="float">
            <text:p>10,1075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25.500+50</text:p>
          </table:table-cell>
          <table:table-cell office:value-type="float" office:value="247" calcext:value-type="float">
            <text:p>247</text:p>
          </table:table-cell>
          <table:table-cell office:value-type="float" office:value="550" calcext:value-type="float">
            <text:p>550</text:p>
          </table:table-cell>
          <table:table-cell office:value-type="float" office:value="44.9090909090909" calcext:value-type="float">
            <text:p>44,9090909091</text:p>
          </table:table-cell>
          <table:table-cell office:value-type="float" office:value="17.348235" calcext:value-type="float">
            <text:p>17,3482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a/10.500+50</text:p>
          </table:table-cell>
          <table:table-cell office:value-type="float" office:value="336" calcext:value-type="float">
            <text:p>336</text:p>
          </table:table-cell>
          <table:table-cell office:value-type="float" office:value="550" calcext:value-type="float">
            <text:p>550</text:p>
          </table:table-cell>
          <table:table-cell office:value-type="float" office:value="61.0909090909091" calcext:value-type="float">
            <text:p>61,0909090909</text:p>
          </table:table-cell>
          <table:table-cell office:value-type="float" office:value="21.9654" calcext:value-type="float">
            <text:p>21,96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a/35.200+80</text:p>
          </table:table-cell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34.2857142857143" calcext:value-type="float">
            <text:p>34,2857142857</text:p>
          </table:table-cell>
          <table:table-cell office:value-type="float" office:value="5.364596" calcext:value-type="float">
            <text:p>5,3645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+80</text:p>
          </table:table-cell>
          <table:table-cell office:value-type="float" office:value="109" calcext:value-type="float">
            <text:p>109</text:p>
          </table:table-cell>
          <table:table-cell office:value-type="float" office:value="280" calcext:value-type="float">
            <text:p>280</text:p>
          </table:table-cell>
          <table:table-cell office:value-type="float" office:value="38.9285714285714" calcext:value-type="float">
            <text:p>38,9285714286</text:p>
          </table:table-cell>
          <table:table-cell office:value-type="float" office:value="9.109753" calcext:value-type="float">
            <text:p>9,10975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20.300+120</text:p>
          </table:table-cell>
          <table:table-cell office:value-type="float" office:value="209" calcext:value-type="float">
            <text:p>209</text:p>
          </table:table-cell>
          <table:table-cell office:value-type="float" office:value="420" calcext:value-type="float">
            <text:p>420</text:p>
          </table:table-cell>
          <table:table-cell office:value-type="float" office:value="49.7619047619048" calcext:value-type="float">
            <text:p>49,7619047619</text:p>
          </table:table-cell>
          <table:table-cell office:value-type="float" office:value="39.884822" calcext:value-type="float">
            <text:p>39,8848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58.300+120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64.2857142857143" calcext:value-type="float">
            <text:p>64,2857142857</text:p>
          </table:table-cell>
          <table:table-cell office:value-type="float" office:value="34.696534" calcext:value-type="float">
            <text:p>34,696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55.300+120</text:p>
          </table:table-cell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office:value-type="float" office:value="68.0952380952381" calcext:value-type="float">
            <text:p>68,0952380952</text:p>
          </table:table-cell>
          <table:table-cell office:value-type="float" office:value="35.611725" calcext:value-type="float">
            <text:p>35,6117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62.400+160</text:p>
          </table:table-cell>
          <table:table-cell office:value-type="float" office:value="212" calcext:value-type="float">
            <text:p>212</text:p>
          </table:table-cell>
          <table:table-cell office:value-type="float" office:value="560" calcext:value-type="float">
            <text:p>560</text:p>
          </table:table-cell>
          <table:table-cell office:value-type="float" office:value="37.8571428571429" calcext:value-type="float">
            <text:p>37,8571428571</text:p>
          </table:table-cell>
          <table:table-cell office:value-type="float" office:value="85.429837" calcext:value-type="float">
            <text:p>85,4298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55.400+160</text:p>
          </table:table-cell>
          <table:table-cell office:value-type="float" office:value="219" calcext:value-type="float">
            <text:p>219</text:p>
          </table:table-cell>
          <table:table-cell office:value-type="float" office:value="560" calcext:value-type="float">
            <text:p>560</text:p>
          </table:table-cell>
          <table:table-cell office:value-type="float" office:value="39.1071428571429" calcext:value-type="float">
            <text:p>39,1071428571</text:p>
          </table:table-cell>
          <table:table-cell office:value-type="float" office:value="96.553091" calcext:value-type="float">
            <text:p>96,5530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68.400+160</text:p>
          </table:table-cell>
          <table:table-cell office:value-type="float" office:value="293" calcext:value-type="float">
            <text:p>293</text:p>
          </table:table-cell>
          <table:table-cell office:value-type="float" office:value="560" calcext:value-type="float">
            <text:p>560</text:p>
          </table:table-cell>
          <table:table-cell office:value-type="float" office:value="52.3214285714286" calcext:value-type="float">
            <text:p>52,3214285714</text:p>
          </table:table-cell>
          <table:table-cell office:value-type="float" office:value="111.592085" calcext:value-type="float">
            <text:p>111,5920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53.500+200</text:p>
          </table:table-cell>
          <table:table-cell office:value-type="float" office:value="261" calcext:value-type="float">
            <text:p>261</text:p>
          </table:table-cell>
          <table:table-cell office:value-type="float" office:value="700" calcext:value-type="float">
            <text:p>700</text:p>
          </table:table-cell>
          <table:table-cell office:value-type="float" office:value="37.2857142857143" calcext:value-type="float">
            <text:p>37,2857142857</text:p>
          </table:table-cell>
          <table:table-cell office:value-type="float" office:value="236.384269" calcext:value-type="float">
            <text:p>236,3842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10.500+200</text:p>
          </table:table-cell>
          <table:table-cell office:value-type="float" office:value="374" calcext:value-type="float">
            <text:p>374</text:p>
          </table:table-cell>
          <table:table-cell office:value-type="float" office:value="700" calcext:value-type="float">
            <text:p>700</text:p>
          </table:table-cell>
          <table:table-cell office:value-type="float" office:value="53.4285714285714" calcext:value-type="float">
            <text:p>53,4285714286</text:p>
          </table:table-cell>
          <table:table-cell office:value-type="float" office:value="234.555927" calcext:value-type="float">
            <text:p>234,5559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25.500+200</text:p>
          </table:table-cell>
          <table:table-cell office:value-type="float" office:value="404" calcext:value-type="float">
            <text:p>404</text:p>
          </table:table-cell>
          <table:table-cell office:value-type="float" office:value="700" calcext:value-type="float">
            <text:p>700</text:p>
          </table:table-cell>
          <table:table-cell office:value-type="float" office:value="57.7142857142857" calcext:value-type="float">
            <text:p>57,7142857143</text:p>
          </table:table-cell>
          <table:table-cell office:value-type="float" office:value="256.157178" calcext:value-type="float">
            <text:p>256,157178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6.183cm" svg:y="1.242cm">
            <draw:object draw:notify-on-update-of-ranges="Sheet4.E1:Sheet4.E1 Sheet4.F2:Sheet4.F27 Sheet4.F1:Sheet4.F1 Sheet4.E2:Sheet4.E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best[size[</text:p>
          </table:table-cell>
          <table:table-cell office:value-type="string" calcext:value-type="string">
            <text:p>ilość sekwencji</text:p>
          </table:table-cell>
          <table:table-cell office:value-type="string" calcext:value-type="string">
            <text:p>jakość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łędów</text:p>
          </table:table-cell>
        </table:table-row>
        <table:table-row table:style-name="ro1">
          <table:table-cell office:value-type="string" calcext:value-type="string">
            <text:p>data/35.200-8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30.8333333333333" calcext:value-type="float">
            <text:p>30,8333333333</text:p>
          </table:table-cell>
          <table:table-cell office:value-type="float" office:value="1.18848" calcext:value-type="float">
            <text:p>1,188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-80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60.8333333333333" calcext:value-type="float">
            <text:p>60,8333333333</text:p>
          </table:table-cell>
          <table:table-cell office:value-type="float" office:value="1.16364" calcext:value-type="float">
            <text:p>1,163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-4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38.125" calcext:value-type="float">
            <text:p>38,125</text:p>
          </table:table-cell>
          <table:table-cell office:value-type="float" office:value="1.376985" calcext:value-type="float">
            <text:p>1,3769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9.200-40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63.125" calcext:value-type="float">
            <text:p>63,125</text:p>
          </table:table-cell>
          <table:table-cell office:value-type="float" office:value="1.65027" calcext:value-type="float">
            <text:p>1,650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35.200-40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73.75" calcext:value-type="float">
            <text:p>73,75</text:p>
          </table:table-cell>
          <table:table-cell office:value-type="float" office:value="1.288312" calcext:value-type="float">
            <text:p>1,2883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58.300-12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42.2222222222222" calcext:value-type="float">
            <text:p>42,2222222222</text:p>
          </table:table-cell>
          <table:table-cell office:value-type="float" office:value="4.294306" calcext:value-type="float">
            <text:p>4,294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20.300-12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44.4444444444444" calcext:value-type="float">
            <text:p>44,4444444444</text:p>
          </table:table-cell>
          <table:table-cell office:value-type="float" office:value="3.050265" calcext:value-type="float">
            <text:p>3,050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55.300-120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64.4444444444444" calcext:value-type="float">
            <text:p>64,4444444444</text:p>
          </table:table-cell>
          <table:table-cell office:value-type="float" office:value="3.985869" calcext:value-type="float">
            <text:p>3,985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68.400-160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23.3333333333333" calcext:value-type="float">
            <text:p>23,3333333333</text:p>
          </table:table-cell>
          <table:table-cell office:value-type="float" office:value="12.677199" calcext:value-type="float">
            <text:p>12,67719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62.400-160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office:value-type="float" office:value="37.0833333333333" calcext:value-type="float">
            <text:p>37,0833333333</text:p>
          </table:table-cell>
          <table:table-cell office:value-type="float" office:value="8.895566" calcext:value-type="float">
            <text:p>8,8955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58.300-60</text:p>
          </table:table-cell>
          <table:table-cell office:value-type="float" office:value="91" calcext:value-type="float">
            <text:p>91</text:p>
          </table:table-cell>
          <table:table-cell office:value-type="float" office:value="240" calcext:value-type="float">
            <text:p>240</text:p>
          </table:table-cell>
          <table:table-cell office:value-type="float" office:value="37.9166666666667" calcext:value-type="float">
            <text:p>37,9166666667</text:p>
          </table:table-cell>
          <table:table-cell office:value-type="float" office:value="6.030651" calcext:value-type="float">
            <text:p>6,0306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ata/55.400-160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float" office:value="39.1666666666667" calcext:value-type="float">
            <text:p>39,1666666667</text:p>
          </table:table-cell>
          <table:table-cell office:value-type="float" office:value="9.870515" calcext:value-type="float">
            <text:p>9,8705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20.300-60</text:p>
          </table:table-cell>
          <table:table-cell office:value-type="float" office:value="129" calcext:value-type="float">
            <text:p>129</text:p>
          </table:table-cell>
          <table:table-cell office:value-type="float" office:value="240" calcext:value-type="float">
            <text:p>240</text:p>
          </table:table-cell>
          <table:table-cell office:value-type="float" office:value="53.75" calcext:value-type="float">
            <text:p>53,75</text:p>
          </table:table-cell>
          <table:table-cell office:value-type="float" office:value="4.703318" calcext:value-type="float">
            <text:p>4,7033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ata/55.300-60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69.1666666666667" calcext:value-type="float">
            <text:p>69,1666666667</text:p>
          </table:table-cell>
          <table:table-cell office:value-type="float" office:value="5.147718" calcext:value-type="float">
            <text:p>5,14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ata/10.500-200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28.119828" calcext:value-type="float">
            <text:p>28,1198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53.500-200</text:p>
          </table:table-cell>
          <table:table-cell office:value-type="float" office:value="106" calcext:value-type="float">
            <text:p>106</text:p>
          </table:table-cell>
          <table:table-cell office:value-type="float" office:value="300" calcext:value-type="float">
            <text:p>300</text:p>
          </table:table-cell>
          <table:table-cell office:value-type="float" office:value="35.3333333333333" calcext:value-type="float">
            <text:p>35,3333333333</text:p>
          </table:table-cell>
          <table:table-cell office:value-type="float" office:value="26.049754" calcext:value-type="float">
            <text:p>26,0497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25.500-200</text:p>
          </table:table-cell>
          <table:table-cell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17.484644" calcext:value-type="float">
            <text:p>17,48464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55.400-8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office:value-type="float" office:value="33.125" calcext:value-type="float">
            <text:p>33,125</text:p>
          </table:table-cell>
          <table:table-cell office:value-type="float" office:value="9.792399" calcext:value-type="float">
            <text:p>9,7923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62.400-80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15.722365" calcext:value-type="float">
            <text:p>15,7223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68.400-80</text:p>
          </table:table-cell>
          <table:table-cell office:value-type="float" office:value="138" calcext:value-type="float">
            <text:p>138</text:p>
          </table:table-cell>
          <table:table-cell office:value-type="float" office:value="320" calcext:value-type="float">
            <text:p>320</text:p>
          </table:table-cell>
          <table:table-cell office:value-type="float" office:value="43.125" calcext:value-type="float">
            <text:p>43,125</text:p>
          </table:table-cell>
          <table:table-cell office:value-type="float" office:value="13.727269" calcext:value-type="float">
            <text:p>13,7272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25.500-100</text:p>
          </table:table-cell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 office:value-type="float" office:value="27.892147" calcext:value-type="float">
            <text:p>27,892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/10.500-100</text:p>
          </table:table-cell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 office:value-type="float" office:value="27.694956" calcext:value-type="float">
            <text:p>27,6949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/28.500-18</text:p>
          </table:table-cell>
          <table:table-cell office:value-type="float" office:value="119" calcext:value-type="float">
            <text:p>119</text:p>
          </table:table-cell>
          <table:table-cell office:value-type="float" office:value="482" calcext:value-type="float">
            <text:p>482</text:p>
          </table:table-cell>
          <table:table-cell office:value-type="float" office:value="24.6887966804979" calcext:value-type="float">
            <text:p>24,6887966805</text:p>
          </table:table-cell>
          <table:table-cell office:value-type="float" office:value="1.876703" calcext:value-type="float">
            <text:p>1,8767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ta/144.500-12</text:p>
          </table:table-cell>
          <table:table-cell office:value-type="float" office:value="183" calcext:value-type="float">
            <text:p>183</text:p>
          </table:table-cell>
          <table:table-cell office:value-type="float" office:value="488" calcext:value-type="float">
            <text:p>488</text:p>
          </table:table-cell>
          <table:table-cell office:value-type="float" office:value="37.5" calcext:value-type="float">
            <text:p>37,5</text:p>
          </table:table-cell>
          <table:table-cell office:value-type="float" office:value="1.552156" calcext:value-type="float">
            <text:p>1,5521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ta/113.500-8</text:p>
          </table:table-cell>
          <table:table-cell office:value-type="float" office:value="306" calcext:value-type="float">
            <text:p>306</text:p>
          </table:table-cell>
          <table:table-cell office:value-type="float" office:value="492" calcext:value-type="float">
            <text:p>492</text:p>
          </table:table-cell>
          <table:table-cell office:value-type="float" office:value="62.1951219512195" calcext:value-type="float">
            <text:p>62,1951219512</text:p>
          </table:table-cell>
          <table:table-cell office:value-type="float" office:value="1.715254" calcext:value-type="float">
            <text:p>1,7152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ta/59.500-2</text:p>
          </table:table-cell>
          <table:table-cell office:value-type="float" office:value="49" calcext:value-type="float">
            <text:p>49</text:p>
          </table:table-cell>
          <table:table-cell office:value-type="float" office:value="498" calcext:value-type="float">
            <text:p>498</text:p>
          </table:table-cell>
          <table:table-cell office:value-type="float" office:value="9.83935742971888" calcext:value-type="float">
            <text:p>9,8393574297</text:p>
          </table:table-cell>
          <table:table-cell office:value-type="float" office:value="1.289307" calcext:value-type="float">
            <text:p>1,28930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5" table:style-name="ta1">
        <table:table-column table:style-name="co6" table:default-cell-style-name="Default"/>
        <table:table-row table:style-name="ro1">
          <table:table-cell office:value-type="string" calcext:value-type="string">
            <text:p>data/35.200-80</text:p>
          </table:table-cell>
        </table:table-row>
        <table:table-row table:style-name="ro1">
          <table:table-cell office:value-type="string" calcext:value-type="string">
            <text:p>data/18.200-80</text:p>
          </table:table-cell>
        </table:table-row>
        <table:table-row table:style-name="ro1">
          <table:table-cell office:value-type="string" calcext:value-type="string">
            <text:p>data/18.200-40</text:p>
          </table:table-cell>
        </table:table-row>
        <table:table-row table:style-name="ro1">
          <table:table-cell office:value-type="string" calcext:value-type="string">
            <text:p>data/9.200-40</text:p>
          </table:table-cell>
        </table:table-row>
        <table:table-row table:style-name="ro1">
          <table:table-cell office:value-type="string" calcext:value-type="string">
            <text:p>data/35.200-40</text:p>
          </table:table-cell>
        </table:table-row>
        <table:table-row table:style-name="ro1">
          <table:table-cell office:value-type="string" calcext:value-type="string">
            <text:p>data/58.300-120</text:p>
          </table:table-cell>
        </table:table-row>
        <table:table-row table:style-name="ro1">
          <table:table-cell office:value-type="string" calcext:value-type="string">
            <text:p>data/20.300-120</text:p>
          </table:table-cell>
        </table:table-row>
        <table:table-row table:style-name="ro1">
          <table:table-cell office:value-type="string" calcext:value-type="string">
            <text:p>data/55.300-120</text:p>
          </table:table-cell>
        </table:table-row>
        <table:table-row table:style-name="ro1">
          <table:table-cell office:value-type="string" calcext:value-type="string">
            <text:p>data/68.400-160</text:p>
          </table:table-cell>
        </table:table-row>
        <table:table-row table:style-name="ro1">
          <table:table-cell office:value-type="string" calcext:value-type="string">
            <text:p>data/62.400-160</text:p>
          </table:table-cell>
        </table:table-row>
        <table:table-row table:style-name="ro1">
          <table:table-cell office:value-type="string" calcext:value-type="string">
            <text:p>data/58.300-60</text:p>
          </table:table-cell>
        </table:table-row>
        <table:table-row table:style-name="ro1">
          <table:table-cell office:value-type="string" calcext:value-type="string">
            <text:p>data/55.400-160</text:p>
          </table:table-cell>
        </table:table-row>
        <table:table-row table:style-name="ro1">
          <table:table-cell office:value-type="string" calcext:value-type="string">
            <text:p>data/20.300-60</text:p>
          </table:table-cell>
        </table:table-row>
        <table:table-row table:style-name="ro1">
          <table:table-cell office:value-type="string" calcext:value-type="string">
            <text:p>data/55.300-60</text:p>
          </table:table-cell>
        </table:table-row>
        <table:table-row table:style-name="ro1">
          <table:table-cell office:value-type="string" calcext:value-type="string">
            <text:p>data/10.500-200</text:p>
          </table:table-cell>
        </table:table-row>
        <table:table-row table:style-name="ro1">
          <table:table-cell office:value-type="string" calcext:value-type="string">
            <text:p>data/53.500-200</text:p>
          </table:table-cell>
        </table:table-row>
        <table:table-row table:style-name="ro1">
          <table:table-cell office:value-type="string" calcext:value-type="string">
            <text:p>data/25.500-200</text:p>
          </table:table-cell>
        </table:table-row>
        <table:table-row table:style-name="ro1">
          <table:table-cell office:value-type="string" calcext:value-type="string">
            <text:p>data/55.400-80</text:p>
          </table:table-cell>
        </table:table-row>
        <table:table-row table:style-name="ro1">
          <table:table-cell office:value-type="string" calcext:value-type="string">
            <text:p>data/62.400-80</text:p>
          </table:table-cell>
        </table:table-row>
        <table:table-row table:style-name="ro1">
          <table:table-cell office:value-type="string" calcext:value-type="string">
            <text:p>data/68.400-80</text:p>
          </table:table-cell>
        </table:table-row>
        <table:table-row table:style-name="ro1">
          <table:table-cell office:value-type="string" calcext:value-type="string">
            <text:p>data/25.500-100</text:p>
          </table:table-cell>
        </table:table-row>
        <table:table-row table:style-name="ro1">
          <table:table-cell office:value-type="string" calcext:value-type="string">
            <text:p>data/10.500-100</text:p>
          </table:table-cell>
        </table:table-row>
        <table:table-row table:style-name="ro1">
          <table:table-cell office:value-type="string" calcext:value-type="string">
            <text:p>data/28.500-18</text:p>
          </table:table-cell>
        </table:table-row>
        <table:table-row table:style-name="ro1">
          <table:table-cell office:value-type="string" calcext:value-type="string">
            <text:p>data/144.500-12</text:p>
          </table:table-cell>
        </table:table-row>
        <table:table-row table:style-name="ro1">
          <table:table-cell office:value-type="string" calcext:value-type="string">
            <text:p>data/113.500-8</text:p>
          </table:table-cell>
        </table:table-row>
        <table:table-row table:style-name="ro1">
          <table:table-cell office:value-type="string" calcext:value-type="string">
            <text:p>data/59.500-2</text:p>
          </table:table-cell>
        </table:table-row>
      </table:table>
      <table:table table:name="Sheet6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/18.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9.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35.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/35.2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18.2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ata/58.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55.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20.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a/20.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58.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55.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a/62.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55.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ta/25.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a/10.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a/62.4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55.4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68.4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ata/53.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10.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ta/25.50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Sheet1.A1:Sheet1.E4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Sheet3.A1:Sheet3.F22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3:34:16.674124011</meta:creation-date>
    <dc:date>2015-05-20T00:14:00.066242575</dc:date>
    <meta:editing-duration>PT9M12S</meta:editing-duration>
    <meta:editing-cycles>1</meta:editing-cycles>
    <meta:generator>LibreOffice/4.2.8.2$Linux_X86_64 LibreOffice_project/420m0$Build-2</meta:generator>
    <meta:document-statistic meta:table-count="6" meta:cell-count="6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4.201cm" style:legend-expansion="high" chart:style-name="ch2"/>
        <chart:plot-area chart:style-name="ch3" table:cell-range-address="Sheet1.C1:Sheet1.D48" chart:data-source-has-labels="row" svg:x="0.32cm" svg:y="0.18cm" svg:width="13.011cm" svg:height="8.64cm">
          <chartooo:coordinate-region svg:x="0.941cm" svg:y="0.379cm" svg:width="12.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8" chart:label-cell-address="Sheet1.D1:Sheet1.D1" chart:class="chart:scatter">
            <chart:domain table:cell-range-address="Sheet1.C2:Sheet1.C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jakość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C2:Sheet1.C48</svg:desc>
                </draw:g>
              </table:table-cell>
              <table:table-cell office:value-type="float" office:value="30.8333333333333">
                <text:p>30.8333333333333</text:p>
                <draw:g>
                  <svg:desc>Sheet1.D2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60.8333333333333">
                <text:p>60.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42.2222222222222">
                <text:p>42.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64.4444444444444">
                <text:p>64.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40.4545454545455">
                <text:p>40.45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70.4545454545455">
                <text:p>70.4545454545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78.1818181818182">
                <text:p>78.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39.1666666666667">
                <text:p>39.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69.1666666666667">
                <text:p>69.1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38.9285714285714">
                <text:p>38.9285714285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">
                <text:p>320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64.5454545454546">
                <text:p>64.5454545454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75.7575757575758">
                <text:p>75.7575757575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49.7619047619048">
                <text:p>49.7619047619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0">
                <text:p>420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68.0952380952381">
                <text:p>68.0952380952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">
                <text:p>440</text:p>
              </table:table-cell>
              <table:table-cell office:value-type="float" office:value="34.0909090909091">
                <text:p>34.090909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">
                <text:p>440</text:p>
              </table:table-cell>
              <table:table-cell office:value-type="float" office:value="59.0909090909091">
                <text:p>59.090909090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">
                <text:p>482</text:p>
              </table:table-cell>
              <table:table-cell office:value-type="float" office:value="24.6887966804979">
                <text:p>24.6887966804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">
                <text:p>48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2">
                <text:p>492</text:p>
              </table:table-cell>
              <table:table-cell office:value-type="float" office:value="62.1951219512195">
                <text:p>62.1951219512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8">
                <text:p>498</text:p>
              </table:table-cell>
              <table:table-cell office:value-type="float" office:value="9.83935742971888">
                <text:p>9.83935742971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">
                <text:p>550</text:p>
              </table:table-cell>
              <table:table-cell office:value-type="float" office:value="44.9090909090909">
                <text:p>44.9090909090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">
                <text:p>550</text:p>
              </table:table-cell>
              <table:table-cell office:value-type="float" office:value="61.0909090909091">
                <text:p>61.090909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0">
                <text:p>560</text:p>
              </table:table-cell>
              <table:table-cell office:value-type="float" office:value="39.1071428571429">
                <text:p>39.10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">
                <text:p>560</text:p>
              </table:table-cell>
              <table:table-cell office:value-type="float" office:value="52.3214285714286">
                <text:p>52.32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0">
                <text:p>700</text:p>
              </table:table-cell>
              <table:table-cell office:value-type="float" office:value="37.2857142857143">
                <text:p>37.285714285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53.4285714285714">
                <text:p>53.42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">
                <text:p>700</text:p>
              </table:table-cell>
              <table:table-cell office:value-type="float" office:value="57.7142857142857">
                <text:p>57.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909cm" svg:y="4.204cm" style:legend-expansion="high" chart:style-name="ch2"/>
        <chart:plot-area chart:style-name="ch3" table:cell-range-address="Sheet1.C1:Sheet1.C48 Sheet1.E1:Sheet1.E48" chart:data-source-has-labels="row" svg:x="0.319cm" svg:y="0.18cm" svg:width="13.271cm" svg:height="8.646cm">
          <chartooo:coordinate-region svg:x="1.126cm" svg:y="0.38cm" svg:width="12.1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8" chart:label-cell-address="Sheet1.E1:Sheet1.E1" chart:class="chart:scatter">
            <chart:domain table:cell-range-address="Sheet1.C2:Sheet1.C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za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C2:Sheet1.C48</svg:desc>
                </draw:g>
              </table:table-cell>
              <table:table-cell office:value-type="float" office:value="1.18848">
                <text:p>1.18848</text:p>
                <draw:g>
                  <svg:desc>Sheet1.E2:Sheet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.16364">
                <text:p>1.1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1.376985">
                <text:p>1.376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.65027">
                <text:p>1.6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.288312">
                <text:p>1.288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4.294306">
                <text:p>4.294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3.050265">
                <text:p>3.05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3.985869">
                <text:p>3.985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1.027493">
                <text:p>1.02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1.073331">
                <text:p>1.07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842286">
                <text:p>0.842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2.677199">
                <text:p>12.677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8.895566">
                <text:p>8.895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6.030651">
                <text:p>6.030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9.870515">
                <text:p>9.87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4.703318">
                <text:p>4.703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5.147718">
                <text:p>5.147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5.364596">
                <text:p>5.364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9.109753">
                <text:p>9.109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28.119828">
                <text:p>28.119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6.049754">
                <text:p>26.049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17.484644">
                <text:p>17.484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">
                <text:p>320</text:p>
              </table:table-cell>
              <table:table-cell office:value-type="float" office:value="9.792399">
                <text:p>9.792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15.722365">
                <text:p>15.722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13.727269">
                <text:p>13.72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3.322956">
                <text:p>3.322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">
                <text:p>330</text:p>
              </table:table-cell>
              <table:table-cell office:value-type="float" office:value="4.266443">
                <text:p>4.26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4.064804">
                <text:p>4.064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27.892147">
                <text:p>27.892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27.694956">
                <text:p>27.694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39.884822">
                <text:p>39.884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0">
                <text:p>420</text:p>
              </table:table-cell>
              <table:table-cell office:value-type="float" office:value="34.696534">
                <text:p>34.6965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">
                <text:p>420</text:p>
              </table:table-cell>
              <table:table-cell office:value-type="float" office:value="35.611725">
                <text:p>35.61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">
                <text:p>440</text:p>
              </table:table-cell>
              <table:table-cell office:value-type="float" office:value="9.91926">
                <text:p>9.91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">
                <text:p>440</text:p>
              </table:table-cell>
              <table:table-cell office:value-type="float" office:value="10.107508">
                <text:p>10.107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">
                <text:p>482</text:p>
              </table:table-cell>
              <table:table-cell office:value-type="float" office:value="1.876703">
                <text:p>1.876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">
                <text:p>488</text:p>
              </table:table-cell>
              <table:table-cell office:value-type="float" office:value="1.552156">
                <text:p>1.552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2">
                <text:p>492</text:p>
              </table:table-cell>
              <table:table-cell office:value-type="float" office:value="1.715254">
                <text:p>1.715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8">
                <text:p>498</text:p>
              </table:table-cell>
              <table:table-cell office:value-type="float" office:value="1.289307">
                <text:p>1.289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">
                <text:p>550</text:p>
              </table:table-cell>
              <table:table-cell office:value-type="float" office:value="17.348235">
                <text:p>17.348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">
                <text:p>550</text:p>
              </table:table-cell>
              <table:table-cell office:value-type="float" office:value="21.9654">
                <text:p>21.9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85.429837">
                <text:p>85.429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0">
                <text:p>560</text:p>
              </table:table-cell>
              <table:table-cell office:value-type="float" office:value="96.553091">
                <text:p>96.55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">
                <text:p>560</text:p>
              </table:table-cell>
              <table:table-cell office:value-type="float" office:value="111.592085">
                <text:p>111.592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0">
                <text:p>700</text:p>
              </table:table-cell>
              <table:table-cell office:value-type="float" office:value="236.384269">
                <text:p>236.384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234.555927">
                <text:p>234.555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">
                <text:p>700</text:p>
              </table:table-cell>
              <table:table-cell office:value-type="float" office:value="256.157178">
                <text:p>256.1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7cm" svg:y="4.201cm" style:legend-expansion="high" chart:style-name="ch2"/>
        <chart:plot-area chart:style-name="ch3" table:cell-range-address="Sheet3.E1:Sheet3.F22" chart:data-source-has-labels="row" svg:x="0.32cm" svg:y="0.18cm" svg:width="13.547cm" svg:height="8.64cm">
          <chartooo:coordinate-region svg:x="1.127cm" svg:y="0.38cm" svg:width="12.4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2:Sheet3.E22" chart:label-cell-address="Sheet3.F1:Sheet3.F1" chart:class="chart:scatter">
            <chart:domain table:cell-range-address="Sheet3.F2:Sheet3.F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łędów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3.F2:Sheet3.F22</svg:desc>
                </draw:g>
              </table:table-cell>
              <table:table-cell office:value-type="float" office:value="1.027493">
                <text:p>1.027493</text:p>
                <draw:g>
                  <svg:desc>Sheet3.E2:Sheet3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073331">
                <text:p>1.073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842286">
                <text:p>0.842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.322956">
                <text:p>3.322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.266443">
                <text:p>4.266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.064804">
                <text:p>4.064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9.91926">
                <text:p>9.91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.107508">
                <text:p>10.107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7.348235">
                <text:p>17.34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1.9654">
                <text:p>21.9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5.364596">
                <text:p>5.364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9.109753">
                <text:p>9.109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9.884822">
                <text:p>39.884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34.696534">
                <text:p>34.696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5.611725">
                <text:p>35.611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85.429837">
                <text:p>85.429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6.553091">
                <text:p>96.553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11.592085">
                <text:p>111.592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236.384269">
                <text:p>236.384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34.555927">
                <text:p>234.555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56.157178">
                <text:p>256.157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7cm" svg:y="4.201cm" style:legend-expansion="high" chart:style-name="ch2"/>
        <chart:plot-area chart:style-name="ch3" table:cell-range-address="Sheet4.E1:Sheet4.F27" chart:data-source-has-labels="row" svg:x="0.32cm" svg:y="0.18cm" svg:width="13.547cm" svg:height="8.64cm">
          <chartooo:coordinate-region svg:x="0.941cm" svg:y="0.379cm" svg:width="12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2:Sheet4.E27" chart:label-cell-address="Sheet4.F1:Sheet4.F1" chart:class="chart:scatter">
            <chart:domain table:cell-range-address="Sheet4.F2:Sheet4.F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łędów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4.F2:Sheet4.F27</svg:desc>
                </draw:g>
              </table:table-cell>
              <table:table-cell office:value-type="float" office:value="1.18848">
                <text:p>1.18848</text:p>
                <draw:g>
                  <svg:desc>Sheet4.E2:Sheet4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16364">
                <text:p>1.1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376985">
                <text:p>1.376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5027">
                <text:p>1.6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288312">
                <text:p>1.288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4.294306">
                <text:p>4.294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.050265">
                <text:p>3.05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3.985869">
                <text:p>3.985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.677199">
                <text:p>12.67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8.895566">
                <text:p>8.895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6.030651">
                <text:p>6.030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9.870515">
                <text:p>9.870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.703318">
                <text:p>4.703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5.147718">
                <text:p>5.147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8.119828">
                <text:p>28.119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6.049754">
                <text:p>26.049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17.484644">
                <text:p>17.484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9.792399">
                <text:p>9.792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5.722365">
                <text:p>15.722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3.727269">
                <text:p>13.727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.892147">
                <text:p>27.892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27.694956">
                <text:p>27.694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.876703">
                <text:p>1.876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552156">
                <text:p>1.552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.715254">
                <text:p>1.715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.289307">
                <text:p>1.2893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